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4" table:number-columns-repeated="2"/>
          <table:table-cell table:style-name="ce34" office:value-type="string">
            <text:p>GPS</text:p>
          </table:table-cell>
          <table:table-cell table:style-name="ce34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2-09_12-50-38_000.jpg</text:p>
          </table:table-cell>
          <table:table-cell table:style-name="ce19" office:value-type="string">
            <text:p>:PHOTO 記録 / @２階：トイレ：便器内 / 大便：様子 / time=~</text:p>
          </table:table-cell>
          <table:table-cell table:style-name="ce4"/>
          <table:table-cell table:style-name="ce4"/>
          <table:table-cell table:style-name="ce4" office:value-type="string">
            <text:p>N-35-35-28.72467 E-139-34-49.324951</text:p>
          </table:table-cell>
          <table:table-cell table:style-name="ce35" table:formula="of:=IF([.E2]=&quot;&quot;;[.C2];CONCATENATE([.C2];&quot; / &quot;;[.E2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2-10_00-00-03_000.jpg</text:p>
          </table:table-cell>
          <table:table-cell table:style-name="ce19" office:value-type="string">
            <text:p>:m 記録 / 身体 / ケガ / loc=左踵：縁,cause=不明,loc-incident=~,id=2021-02-10_00-00-03_000.jpg,phase=風呂から出た；テープ貼った,apparatus=~,injury=ひび割れ</text:p>
          </table:table-cell>
          <table:table-cell table:style-name="ce4"/>
          <table:table-cell table:style-name="ce4"/>
          <table:table-cell table:style-name="ce4" office:value-type="string">
            <text:p>N-35-35-28.697204 E-139-34-49.379882</text:p>
          </table:table-cell>
          <table:table-cell table:style-name="ce35" table:formula="of:=IF([.E3]=&quot;&quot;;[.C3];CONCATENATE([.C3];&quot; / &quot;;[.E3]))" office:value-type="string" office:string-value=":m 記録 / 身体 / ケガ / loc=左踵：縁,cause=不明,loc-incident=~,id=2021-02-10_00-00-03_000.jpg,phase=風呂から出た；テープ貼った,apparatus=~,injury=ひび割れ">
            <text:p>:m 記録 / 身体 / ケガ / loc=左踵：縁,cause=不明,loc-incident=~,id=2021-02-10_00-00-03_000.jpg,phase=風呂から出た；テープ貼った,apparatus=~,injury=ひび割れ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2-10_09-12-05_000.jpg</text:p>
          </table:table-cell>
          <table:table-cell table:style-name="ce17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8.697204 E-139-34-49.324951</text:p>
          </table:table-cell>
          <table:table-cell table:style-name="ce35" table:formula="of:=IF([.E4]=&quot;&quot;;[.C4];CONCATENATE([.C4];&quot; / &quot;;[.E4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2-10_09-28-43_000.jpg</text:p>
          </table:table-cell>
          <table:table-cell table:style-name="ce20" office:value-type="string">
            <text:p>:m 1*1 RES / JVEMV6 64#90_1 / 『日本の思想　１３　新井白石集　折りたく柴の記』 著者=新井白石、桑原武夫、編集 / p.161 / w:~,topic:年表 / N~</text:p>
          </table:table-cell>
          <table:table-cell table:style-name="ce19"/>
          <table:table-cell table:style-name="ce4"/>
          <table:table-cell table:style-name="ce4" office:value-type="string">
            <text:p>N-35-35-28.601074 E-139-34-49.050292</text:p>
          </table:table-cell>
          <table:table-cell table:style-name="ce35" table:formula="of:=IF([.E5]=&quot;&quot;;[.C5];CONCATENATE([.C5];&quot; / &quot;;[.E5]))" office:value-type="string" office:string-value=":m 1*1 RES / JVEMV6 64#90_1 / 『日本の思想　１３　新井白石集　折りたく柴の記』 著者=新井白石、桑原武夫、編集 / p.161 / w:~,topic:年表 / N~">
            <text:p>:m 1*1 RES / JVEMV6 64#90_1 / 『日本の思想　１３　新井白石集　折りたく柴の記』 著者=新井白石、桑原武夫、編集 / p.161 / w:~,topic:年表 / N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2-10_09-29-42_000.jpg</text:p>
          </table:table-cell>
          <table:table-cell table:style-name="ce20" office:value-type="string">
            <text:p>:m 1*1 RES / JVEMV6 64#85_9 / 『トピカ』 著者=アリストテレス、宮内璋 / p.37 / w:~,topic:~ / N~</text:p>
          </table:table-cell>
          <table:table-cell table:style-name="ce19"/>
          <table:table-cell table:style-name="ce4"/>
          <table:table-cell table:style-name="ce4" office:value-type="string">
            <text:p>N-35-35-28.601074 E-139-34-48.885498</text:p>
          </table:table-cell>
          <table:table-cell table:style-name="ce35" table:formula="of:=IF([.E6]=&quot;&quot;;[.C6];CONCATENATE([.C6];&quot; / &quot;;[.E6]))" office:value-type="string" office:string-value=":m 1*1 RES / JVEMV6 64#85_9 / 『トピカ』 著者=アリストテレス、宮内璋 / p.37 / w:~,topic:~ / N~">
            <text:p>:m 1*1 RES / JVEMV6 64#85_9 / 『トピカ』 著者=アリストテレス、宮内璋 / p.37 / w:~,topic:~ / N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2-10_09-30-11_000.jpg</text:p>
          </table:table-cell>
          <table:table-cell table:style-name="ce17" office:value-type="string">
            <text:p>:m :クラリネット,clarinet 1*1 / session-memo / s.1:score+,content=~,key=B♭,for=~,from=0122-1817,R=1 ||| :m :尺八,shakuhachi,bamboo 1*1 / session-memo / s.2:genr=seq-N,R=1,score=+,for=hole-3:sage-1;sage-2;octave-burst \\\ s.1:genr=seq-N,R=2,for=oct-2_h-1:half-notes;yuri ||| :m :篠笛,shinobue 1*1 / session-memo / s.1:genr=seq-N:N-note-music:3,R=2</text:p>
          </table:table-cell>
          <table:table-cell table:style-name="ce18"/>
          <table:table-cell table:style-name="ce4"/>
          <table:table-cell table:style-name="ce4" office:value-type="string">
            <text:p>N-35-35-28.614807 E-139-34-48.885498</text:p>
          </table:table-cell>
          <table:table-cell table:style-name="ce35" table:formula="of:=IF([.E7]=&quot;&quot;;[.C7];CONCATENATE([.C7];&quot; / &quot;;[.E7]))" office:value-type="string" office:string-value=":m :クラリネット,clarinet 1*1 / session-memo / s.1:score+,content=~,key=B♭,for=~,from=0122-1817,R=1 ||| :m :尺八,shakuhachi,bamboo 1*1 / session-memo / s.2:genr=seq-N,R=1,score=+,for=hole-3:sage-1;sage-2;octave-burst \\\ s.1:genr=seq-N,R=2,for=oct-2_h-1:half-notes;yuri ||| :m :篠笛,shinobue 1*1 / session-memo / s.1:genr=seq-N:N-note-music:3,R=2">
            <text:p>:m :クラリネット,clarinet 1*1 / session-memo / s.1:score+,content=~,key=B♭,for=~,from=0122-1817,R=1 ||| :m :尺八,shakuhachi,bamboo 1*1 / session-memo / s.2:genr=seq-N,R=1,score=+,for=hole-3:sage-1;sage-2;octave-burst \\\ s.1:genr=seq-N,R=2,for=oct-2_h-1:half-notes;yuri ||| :m :篠笛,shinobue 1*1 / session-memo / s.1:genr=seq-N:N-note-music:3,R=2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2-10_09-30-29_000.jpg</text:p>
          </table:table-cell>
          <table:table-cell table:style-name="ce20" office:value-type="string">
            <text:p>:m :th / 人の脳は、推論するように、できているのか？</text:p>
          </table:table-cell>
          <table:table-cell table:style-name="ce19"/>
          <table:table-cell table:style-name="ce4"/>
          <table:table-cell table:style-name="ce4" office:value-type="string">
            <text:p>N-35-35-28.683471 E-139-34-49.270019</text:p>
          </table:table-cell>
          <table:table-cell table:style-name="ce35" table:formula="of:=IF([.E8]=&quot;&quot;;[.C8];CONCATENATE([.C8];&quot; / &quot;;[.E8]))" office:value-type="string" office:string-value=":m :th / 人の脳は、推論するように、できているのか？">
            <text:p>:m :th / 人の脳は、推論するように、できているのか？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2-09_08-15-29_000.mid</text:p>
          </table:table-cell>
          <table:table-cell table:style-name="ce8" office:value-type="string">
            <text:p>:in-mid / app=perfect-piano / 演奏、play / id-2021-0209-1 / category=melody,inst=~,for=~,genre=~</text:p>
          </table:table-cell>
          <table:table-cell table:style-name="ce18"/>
          <table:table-cell table:style-name="ce4"/>
          <table:table-cell table:style-name="ce4"/>
          <table:table-cell table:style-name="ce35" table:formula="of:=IF([.E9]=&quot;&quot;;[.C9];CONCATENATE([.C9];&quot; / &quot;;[.E9]))" office:value-type="string" office:string-value=":in-mid / app=perfect-piano / 演奏、play / id-2021-0209-1 / category=melody,inst=~,for=~,genre=~">
            <text:p>:in-mid / app=perfect-piano / 演奏、play / id-2021-0209-1 / category=melody,inst=~,for=~,genr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2-09_18-17-49_000.mp4</text:p>
          </table:table-cell>
          <table:table-cell table:style-name="ce8" office:value-type="string">
            <text:p>:VIDEO / @自宅 / メモ / clarinet / 演奏、play / c-2021-0209-1 / genr=relay,memo+,R=1</text:p>
          </table:table-cell>
          <table:table-cell table:style-name="ce19"/>
          <table:table-cell table:style-name="ce4"/>
          <table:table-cell table:style-name="ce4"/>
          <table:table-cell table:style-name="ce35" table:formula="of:=IF([.E10]=&quot;&quot;;[.C10];CONCATENATE([.C10];&quot; / &quot;;[.E10]))" office:value-type="string" office:string-value=":VIDEO / @自宅 / メモ / clarinet / 演奏、play / c-2021-0209-1 / genr=relay,memo+,R=1">
            <text:p>:VIDEO / @自宅 / メモ / clarinet / 演奏、play / c-2021-0209-1 / genr=relay,memo+,R=1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2-09_18-52-40_000.mp4</text:p>
          </table:table-cell>
          <table:table-cell table:style-name="ce8" office:value-type="string">
            <text:p>:VIDEO / @自室 / 記録 / jap.flute-bamboo / 演奏、play / b-2021-0209-1 / genr=seq-N,R=1,score=+,for=hole-3:sage-1;sage-2;octave-burst</text:p>
          </table:table-cell>
          <table:table-cell table:style-name="ce17"/>
          <table:table-cell table:style-name="ce4"/>
          <table:table-cell table:style-name="ce4"/>
          <table:table-cell table:style-name="ce35" table:formula="of:=IF([.E11]=&quot;&quot;;[.C11];CONCATENATE([.C11];&quot; / &quot;;[.E11]))" office:value-type="string" office:string-value=":VIDEO / @自室 / 記録 / jap.flute-bamboo / 演奏、play / b-2021-0209-1 / genr=seq-N,R=1,score=+,for=hole-3:sage-1;sage-2;octave-burst">
            <text:p>:VIDEO / @自室 / 記録 / jap.flute-bamboo / 演奏、play / b-2021-0209-1 / genr=seq-N,R=1,score=+,for=hole-3:sage-1;sage-2;octave-burst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2-09_18-58-56_000.mp4</text:p>
          </table:table-cell>
          <table:table-cell table:style-name="ce8" office:value-type="string">
            <text:p>:VIDEO / @自室 / 記録 / jap.flute-bamboo / 演奏、play / b-2021-0209-2 / genr=seq-N,R=2,for=oct-2_h-1:half-notes;yuri</text:p>
          </table:table-cell>
          <table:table-cell table:style-name="ce20"/>
          <table:table-cell table:style-name="ce4"/>
          <table:table-cell table:style-name="ce4"/>
          <table:table-cell table:style-name="ce35" table:formula="of:=IF([.E12]=&quot;&quot;;[.C12];CONCATENATE([.C12];&quot; / &quot;;[.E12]))" office:value-type="string" office:string-value=":VIDEO / @自室 / 記録 / jap.flute-bamboo / 演奏、play / b-2021-0209-2 / genr=seq-N,R=2,for=oct-2_h-1:half-notes;yuri">
            <text:p>:VIDEO / @自室 / 記録 / jap.flute-bamboo / 演奏、play / b-2021-0209-2 / genr=seq-N,R=2,for=oct-2_h-1:half-notes;yuri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2-09_19-06-04_000.mp4</text:p>
          </table:table-cell>
          <table:table-cell table:style-name="ce8" office:value-type="string">
            <text:p>:VIDEO / @自室 / 記録 / jap.flute / 演奏、play / f-2021-0209-1 / genr=mel-N:strange,note=oct-2_hole-5</text:p>
          </table:table-cell>
          <table:table-cell table:style-name="ce18"/>
          <table:table-cell table:style-name="ce4"/>
          <table:table-cell table:style-name="ce4"/>
          <table:table-cell table:style-name="ce35" table:formula="of:=IF([.E13]=&quot;&quot;;[.C13];CONCATENATE([.C13];&quot; / &quot;;[.E13]))" office:value-type="string" office:string-value=":VIDEO / @自室 / 記録 / jap.flute / 演奏、play / f-2021-0209-1 / genr=mel-N:strange,note=oct-2_hole-5">
            <text:p>:VIDEO / @自室 / 記録 / jap.flute / 演奏、play / f-2021-0209-1 / genr=mel-N:strange,note=oct-2_hole-5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2-09_19-16-55_000.mp4</text:p>
          </table:table-cell>
          <table:table-cell table:style-name="ce8" office:value-type="string">
            <text:p>:VIDEO / @自室 / 記録 / jap.flute / 演奏、play / f-2021-0209-2 / genr=seq-N:N-note-music:3,R=2</text:p>
          </table:table-cell>
          <table:table-cell table:style-name="ce19"/>
          <table:table-cell table:style-name="ce4"/>
          <table:table-cell table:style-name="ce4"/>
          <table:table-cell table:style-name="ce35" table:formula="of:=IF([.E14]=&quot;&quot;;[.C14];CONCATENATE([.C14];&quot; / &quot;;[.E14]))" office:value-type="string" office:string-value=":VIDEO / @自室 / 記録 / jap.flute / 演奏、play / f-2021-0209-2 / genr=seq-N:N-note-music:3,R=2">
            <text:p>:VIDEO / @自室 / 記録 / jap.flute / 演奏、play / f-2021-0209-2 / genr=seq-N:N-note-music:3,R=2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2-10_09-27-06_000.mid</text:p>
          </table:table-cell>
          <table:table-cell table:style-name="ce8" office:value-type="string">
            <text:p>:in-mid / app=perfect-piano / 演奏、play / id-2021-0210-1 / category=melody,inst=~,for=~,genre=~</text:p>
          </table:table-cell>
          <table:table-cell table:style-name="ce17"/>
          <table:table-cell table:style-name="ce4"/>
          <table:table-cell table:style-name="ce4"/>
          <table:table-cell table:style-name="ce35" table:formula="of:=IF([.E15]=&quot;&quot;;[.C15];CONCATENATE([.C15];&quot; / &quot;;[.E15]))" office:value-type="string" office:string-value=":in-mid / app=perfect-piano / 演奏、play / id-2021-0210-1 / category=melody,inst=~,for=~,genre=~">
            <text:p>:in-mid / app=perfect-piano / 演奏、play / id-2021-0210-1 / category=melody,inst=~,for=~,genr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5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5" table:formula="of:=IF([.E18]=&quot;&quot;;[.C18];CONCATENATE([.C18];&quot; / &quot;;[.E1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19]=&quot;&quot;;[.C19];CONCATENATE([.C19];&quot; / &quot;;[.E1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0]=&quot;&quot;;[.C20];CONCATENATE([.C20];&quot; / &quot;;[.E2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1]=&quot;&quot;;[.C21];CONCATENATE([.C21];&quot; / &quot;;[.E2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2]=&quot;&quot;;[.C22];CONCATENATE([.C22];&quot; / &quot;;[.E2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4"/>
          <table:table-cell table:style-name="ce4"/>
          <table:table-cell table:style-name="ce4"/>
          <table:table-cell table:style-name="ce35" table:formula="of:=IF([.E23]=&quot;&quot;;[.C23];CONCATENATE([.C23];&quot; / &quot;;[.E2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4]=&quot;&quot;;[.C24];CONCATENATE([.C24];&quot; / &quot;;[.E2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5]=&quot;&quot;;[.C25];CONCATENATE([.C25];&quot; / &quot;;[.E2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6]=&quot;&quot;;[.C26];CONCATENATE([.C26];&quot; / &quot;;[.E2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7]=&quot;&quot;;[.C27];CONCATENATE([.C27];&quot; / &quot;;[.E2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45])" office:value-type="float" office:value="30">
            <text:p>3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1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2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4">
            <text:p>14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3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9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2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2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2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2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20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0">2021/02/10</text:date>, <text:time>11:08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2-10T11:08:17.40</dc:date>
    <dc:creator>iwabuchi ken</dc:creator>
    <meta:editing-duration>P31DT1H53M25S</meta:editing-duration>
    <meta:editing-cycles>11605</meta:editing-cycles>
    <meta:document-statistic meta:table-count="1" meta:cell-count="457" meta:object-count="0"/>
  </office:meta>
</office:document-meta>
</file>